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67fd" officeooo:paragraph-rsid="000267fd"/>
    </style:style>
    <style:style style:name="P2" style:family="paragraph" style:parent-style-name="Standard">
      <style:text-properties style:text-underline-style="none" officeooo:rsid="000267fd" officeooo:paragraph-rsid="000267fd"/>
    </style:style>
    <style:style style:name="P3" style:family="paragraph" style:parent-style-name="Standard">
      <style:text-properties style:text-underline-style="none" officeooo:rsid="00030bfa" officeooo:paragraph-rsid="00030bfa"/>
    </style:style>
    <style:style style:name="P4" style:family="paragraph" style:parent-style-name="Standard">
      <style:text-properties style:text-underline-style="none" officeooo:rsid="00036011" officeooo:paragraph-rsid="0003601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36011" officeooo:paragraph-rsid="00036011"/>
    </style:style>
    <style:style style:name="T1" style:family="text">
      <style:text-properties style:text-underline-style="none"/>
    </style:style>
    <style:style style:name="T2" style:family="text">
      <style:text-properties officeooo:rsid="00036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History</text:p>
      <text:p text:style-name="P4"/>
      <text:p text:style-name="P1"/>
      <text:p text:style-name="P1"/>
      <text:p text:style-name="P1">Software</text:p>
      <text:p text:style-name="P2">what is systemd - This init system has recently created controversy within the Opensource community in it's recent adoption by Debian</text:p>
      <text:p text:style-name="P3"><text:span text:style-name="T2">what is man - This command is used to get documentation on various software installed on your system</text:span></text:p>
      <text:p text:style-name="P4">what is SELinux - this part of the linux kernel was written by the NSA</text:p>
      <text:p text:style-name="P4">what are desktop environments - KDE, XFCE, Gnome are examples of this</text:p>
      <text:p text:style-name="P5">what is ssh - this program is used for remote administration of machines and replaced telnet as a secure alternative</text:p>
      <text:p text:style-name="P2"/>
      <text:p text:style-name="P1"/>
      <text:p text:style-name="P1">Acronym<text:span text:style-name="T1">s</text:span></text:p>
      <text:p text:style-name="P2">FOSS</text:p>
      <text:p text:style-name="P2">plug</text:p>
      <text:p text:style-name="P1"><text:span text:style-name="T1">GNU - gnu not unix</text:span></text:p>
      <text:p text:style-name="P2">GIMP</text:p>
      <text:p text:style-name="P1"><text:span text:style-name="T1">WINE</text:span></text:p>
      <text:p text:style-name="P1"><text:span text:style-name="T1">yum</text:span></text:p>
      <text:p text:style-name="P1"><text:span text:style-name="T1">bios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1:15:53.660547389</meta:creation-date>
    <dc:date>2014-11-16T22:30:09.812936868</dc:date>
    <meta:editing-duration>PT28M34S</meta:editing-duration>
    <meta:editing-cycles>1</meta:editing-cycles>
    <meta:document-statistic meta:table-count="0" meta:image-count="0" meta:object-count="0" meta:page-count="1" meta:paragraph-count="15" meta:word-count="101" meta:character-count="558" meta:non-whitespace-character-count="472"/>
    <meta:generator>LibreOffice/4.3.2.2$Linux_x86 LibreOffice_project/edfb5295ba211bd31ad47d0bad0118690f76407d</meta:generator>
  </office:meta>
</office:document-meta>
</file>